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ActionProviderImpl.changeRenderParameters( Map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letActionProviderImpl.PortletActionProviderImpl( PortletWindow portletWind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ctionProviderImpl.changePortletWindowState( Window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ActionProviderImpl.changePortletMode( PortletMode m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